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1/[.B1]" office:value-type="float" office:value="100" calcext:value-type="float">
            <text:p>100</text:p>
          </table:table-cell>
          <table:table-cell table:formula="of:=1/[.C1]" office:value-type="float" office:value="20" calcext:value-type="float">
            <text:p>20</text:p>
          </table:table-cell>
          <table:table-cell table:formula="of:=1/[.D1]" office:value-type="float" office:value="7.69230769230769" calcext:value-type="float">
            <text:p>7.6923076923</text:p>
          </table:table-cell>
          <table:table-cell table:formula="of:=1/[.E1]" office:value-type="float" office:value="5" calcext:value-type="float">
            <text:p>5</text:p>
          </table:table-cell>
          <table:table-cell table:formula="of:=1/[.F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9Y233</text:p>
          </table:table-cell>
          <table:table-cell office:value-type="float" office:value="57.1428571429" calcext:value-type="float">
            <text:p>57.1428571429</text:p>
          </table:table-cell>
          <table:table-cell office:value-type="float" office:value="14.2857142857" calcext:value-type="float">
            <text:p>14.2857142857</text:p>
          </table:table-cell>
          <table:table-cell office:value-type="float" office:value="5.49450549451" calcext:value-type="float">
            <text:p>5.4945054945</text:p>
          </table:table-cell>
          <table:table-cell office:value-type="float" office:value="4.28571428571" calcext:value-type="float">
            <text:p>4.2857142857</text:p>
          </table:table-cell>
          <table:table-cell office:value-type="float" office:value="1.71428571429" calcext:value-type="float">
            <text:p>1.7142857143</text:p>
          </table:table-cell>
          <table:table-cell/>
          <table:table-cell table:formula="of:=[.B2]/[.H1]" office:value-type="float" office:value="0.571428571429" calcext:value-type="float">
            <text:p>0.5714285714</text:p>
          </table:table-cell>
          <table:table-cell table:formula="of:=[.C2]/[.I1]" office:value-type="float" office:value="0.714285714285" calcext:value-type="float">
            <text:p>0.7142857143</text:p>
          </table:table-cell>
          <table:table-cell table:formula="of:=[.D2]/[.J1]" office:value-type="float" office:value="0.7142857142863" calcext:value-type="float">
            <text:p>0.7142857143</text:p>
          </table:table-cell>
          <table:table-cell table:formula="of:=[.E2]/[.K1]" office:value-type="float" office:value="0.857142857142" calcext:value-type="float">
            <text:p>0.8571428571</text:p>
          </table:table-cell>
          <table:table-cell table:formula="of:=[.F2]/[.L1]" office:value-type="float" office:value="0.857142857145" calcext:value-type="float">
            <text:p>0.8571428571</text:p>
          </table:table-cell>
        </table:table-row>
        <table:table-row table:style-name="ro1">
          <table:table-cell office:value-type="string" calcext:value-type="string">
            <text:p>P28845</text:p>
          </table:table-cell>
          <table:table-cell office:value-type="float" office:value="38.4" calcext:value-type="float">
            <text:p>38.4</text:p>
          </table:table-cell>
          <table:table-cell office:value-type="float" office:value="11.9547169811" calcext:value-type="float">
            <text:p>11.9547169811</text:p>
          </table:table-cell>
          <table:table-cell office:value-type="float" office:value="4.62481751825" calcext:value-type="float">
            <text:p>4.6248175183</text:p>
          </table:table-cell>
          <table:table-cell office:value-type="float" office:value="3.0028436019" calcext:value-type="float">
            <text:p>3.0028436019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B3]/[.H1]" office:value-type="float" office:value="0.384" calcext:value-type="float">
            <text:p>0.384</text:p>
          </table:table-cell>
          <table:table-cell table:formula="of:=[.C3]/[.I1]" office:value-type="float" office:value="0.597735849055" calcext:value-type="float">
            <text:p>0.5977358491</text:p>
          </table:table-cell>
          <table:table-cell table:formula="of:=[.D3]/[.J1]" office:value-type="float" office:value="0.6012262773725" calcext:value-type="float">
            <text:p>0.6012262774</text:p>
          </table:table-cell>
          <table:table-cell table:formula="of:=[.E3]/[.K1]" office:value-type="float" office:value="0.60056872038" calcext:value-type="float">
            <text:p>0.6005687204</text:p>
          </table:table-cell>
          <table:table-cell table:formula="of:=[.F3]/[.L1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04058</text:p>
          </table:table-cell>
          <table:table-cell office:value-type="float" office:value="35" calcext:value-type="float">
            <text:p>35</text:p>
          </table:table-cell>
          <table:table-cell office:value-type="float" office:value="13.3333333333" calcext:value-type="float">
            <text:p>13.3333333333</text:p>
          </table:table-cell>
          <table:table-cell office:value-type="float" office:value="5.09090909091" calcext:value-type="float">
            <text:p>5.0909090909</text:p>
          </table:table-cell>
          <table:table-cell office:value-type="float" office:value="3.33333333333" calcext:value-type="float">
            <text:p>3.33333333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/[.H1]" office:value-type="float" office:value="0.35" calcext:value-type="float">
            <text:p>0.35</text:p>
          </table:table-cell>
          <table:table-cell table:formula="of:=[.C4]/[.I1]" office:value-type="float" office:value="0.666666666665" calcext:value-type="float">
            <text:p>0.6666666667</text:p>
          </table:table-cell>
          <table:table-cell table:formula="of:=[.D4]/[.J1]" office:value-type="float" office:value="0.6618181818183" calcext:value-type="float">
            <text:p>0.6618181818</text:p>
          </table:table-cell>
          <table:table-cell table:formula="of:=[.E4]/[.K1]" office:value-type="float" office:value="0.666666666666" calcext:value-type="float">
            <text:p>0.6666666667</text:p>
          </table:table-cell>
          <table:table-cell table:formula="of:=[.F4]/[.L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090</text:p>
          </table:table-cell>
          <table:table-cell office:value-type="float" office:value="21.1111111111" calcext:value-type="float">
            <text:p>21.1111111111</text:p>
          </table:table-cell>
          <table:table-cell office:value-type="float" office:value="6.66666666667" calcext:value-type="float">
            <text:p>6.6666666667</text:p>
          </table:table-cell>
          <table:table-cell office:value-type="float" office:value="5.17006802721" calcext:value-type="float">
            <text:p>5.1700680272</text:p>
          </table:table-cell>
          <table:table-cell office:value-type="float" office:value="3.33333333333" calcext:value-type="float">
            <text:p>3.3333333333</text:p>
          </table:table-cell>
          <table:table-cell office:value-type="float" office:value="1.33333333333" calcext:value-type="float">
            <text:p>1.3333333333</text:p>
          </table:table-cell>
          <table:table-cell/>
          <table:table-cell table:formula="of:=[.B5]/[.H1]" office:value-type="float" office:value="0.211111111111" calcext:value-type="float">
            <text:p>0.2111111111</text:p>
          </table:table-cell>
          <table:table-cell table:formula="of:=[.C5]/[.I1]" office:value-type="float" office:value="0.3333333333335" calcext:value-type="float">
            <text:p>0.3333333333</text:p>
          </table:table-cell>
          <table:table-cell table:formula="of:=[.D5]/[.J1]" office:value-type="float" office:value="0.6721088435373" calcext:value-type="float">
            <text:p>0.6721088435</text:p>
          </table:table-cell>
          <table:table-cell table:formula="of:=[.E5]/[.K1]" office:value-type="float" office:value="0.666666666666" calcext:value-type="float">
            <text:p>0.6666666667</text:p>
          </table:table-cell>
          <table:table-cell table:formula="of:=[.F5]/[.L1]" office:value-type="float" office:value="0.666666666665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O60885</text:p>
          </table:table-cell>
          <table:table-cell office:value-type="float" office:value="19.7142857143" calcext:value-type="float">
            <text:p>19.7142857143</text:p>
          </table:table-cell>
          <table:table-cell office:value-type="float" office:value="14.0816326531" calcext:value-type="float">
            <text:p>14.0816326531</text:p>
          </table:table-cell>
          <table:table-cell office:value-type="float" office:value="6.57142857143" calcext:value-type="float">
            <text:p>6.5714285714</text:p>
          </table:table-cell>
          <table:table-cell office:value-type="float" office:value="4.3012987013" calcext:value-type="float">
            <text:p>4.3012987013</text:p>
          </table:table-cell>
          <table:table-cell office:value-type="float" office:value="1.71428571429" calcext:value-type="float">
            <text:p>1.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2330</text:p>
          </table:table-cell>
          <table:table-cell office:value-type="float" office:value="18.5714285714" calcext:value-type="float">
            <text:p>18.5714285714</text:p>
          </table:table-cell>
          <table:table-cell office:value-type="float" office:value="13.7878787879" calcext:value-type="float">
            <text:p>13.7878787879</text:p>
          </table:table-cell>
          <table:table-cell office:value-type="float" office:value="6.11764705882" calcext:value-type="float">
            <text:p>6.1176470588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2700</text:p>
          </table:table-cell>
          <table:table-cell office:value-type="float" office:value="17.1428571429" calcext:value-type="float">
            <text:p>17.1428571429</text:p>
          </table:table-cell>
          <table:table-cell office:value-type="float" office:value="8.57142857143" calcext:value-type="float">
            <text:p>8.5714285714</text:p>
          </table:table-cell>
          <table:table-cell office:value-type="float" office:value="5.52995391705" calcext:value-type="float">
            <text:p>5.5299539171</text:p>
          </table:table-cell>
          <table:table-cell office:value-type="float" office:value="3.57142857143" calcext:value-type="float">
            <text:p>3.5714285714</text:p>
          </table:table-cell>
          <table:table-cell office:value-type="float" office:value="1.42857142857" calcext:value-type="float">
            <text:p>1.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254</text:p>
          </table:table-cell>
          <table:table-cell office:value-type="float" office:value="16" calcext:value-type="float">
            <text:p>16</text:p>
          </table:table-cell>
          <table:table-cell office:value-type="float" office:value="6.85714285714" calcext:value-type="float">
            <text:p>6.8571428571</text:p>
          </table:table-cell>
          <table:table-cell office:value-type="float" office:value="3.33333333333" calcext:value-type="float">
            <text:p>3.3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0.95652173913" calcext:value-type="float">
            <text:p>0.9565217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A5J2</text:p>
          </table:table-cell>
          <table:table-cell office:value-type="float" office:value="15.8333333333" calcext:value-type="float">
            <text:p>15.8333333333</text:p>
          </table:table-cell>
          <table:table-cell office:value-type="float" office:value="6.66666666667" calcext:value-type="float">
            <text:p>6.6666666667</text:p>
          </table:table-cell>
          <table:table-cell office:value-type="float" office:value="3.87755102041" calcext:value-type="float">
            <text:p>3.8775510204</text:p>
          </table:table-cell>
          <table:table-cell office:value-type="float" office:value="3.33333333333" calcext:value-type="float">
            <text:p>3.3333333333</text:p>
          </table:table-cell>
          <table:table-cell office:value-type="float" office:value="1.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401</text:p>
          </table:table-cell>
          <table:table-cell office:value-type="float" office:value="15.4761904762" calcext:value-type="float">
            <text:p>15.4761904762</text:p>
          </table:table-cell>
          <table:table-cell office:value-type="float" office:value="11.4898989899" calcext:value-type="float">
            <text:p>11.4898989899</text:p>
          </table:table-cell>
          <table:table-cell office:value-type="float" office:value="5.09803921569" calcext:value-type="float">
            <text:p>5.0980392157</text:p>
          </table:table-cell>
          <table:table-cell office:value-type="float" office:value="4.58333333333" calcext:value-type="float">
            <text:p>4.5833333333</text:p>
          </table:table-cell>
          <table:table-cell office:value-type="float" office:value="1.83333333333" calcext:value-type="float">
            <text:p>1.8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848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3.87096774194" calcext:value-type="float">
            <text:p>3.8709677419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1148</text:p>
          </table:table-cell>
          <table:table-cell office:value-type="float" office:value="14.6153846154" calcext:value-type="float">
            <text:p>14.6153846154</text:p>
          </table:table-cell>
          <table:table-cell office:value-type="float" office:value="9.23076923077" calcext:value-type="float">
            <text:p>9.2307692308</text:p>
          </table:table-cell>
          <table:table-cell office:value-type="float" office:value="4.17582417582" calcext:value-type="float">
            <text:p>4.1758241758</text:p>
          </table:table-cell>
          <table:table-cell office:value-type="float" office:value="3.84615384615" calcext:value-type="float">
            <text:p>3.8461538462</text:p>
          </table:table-cell>
          <table:table-cell office:value-type="float" office:value="1.84615384615" calcext:value-type="float">
            <text:p>1.8461538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1857</text:p>
          </table:table-cell>
          <table:table-cell office:value-type="float" office:value="13.75" calcext:value-type="float">
            <text:p>13.75</text:p>
          </table:table-cell>
          <table:table-cell office:value-type="float" office:value="2.29166666667" calcext:value-type="float">
            <text:p>2.2916666667</text:p>
          </table:table-cell>
          <table:table-cell office:value-type="float" office:value="3.92857142857" calcext:value-type="float">
            <text:p>3.9285714286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035</text:p>
          </table:table-cell>
          <table:table-cell office:value-type="float" office:value="13.6956521739" calcext:value-type="float">
            <text:p>13.6956521739</text:p>
          </table:table-cell>
          <table:table-cell office:value-type="float" office:value="6.08695652174" calcext:value-type="float">
            <text:p>6.0869565217</text:p>
          </table:table-cell>
          <table:table-cell office:value-type="float" office:value="4.3162055336" calcext:value-type="float">
            <text:p>4.3162055336</text:p>
          </table:table-cell>
          <table:table-cell office:value-type="float" office:value="2.82608695652" calcext:value-type="float">
            <text:p>2.8260869565</text:p>
          </table:table-cell>
          <table:table-cell office:value-type="float" office:value="1.13043478261" calcext:value-type="float">
            <text:p>1.1304347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324_allosteric</text:p>
          </table:table-cell>
          <table:table-cell office:value-type="float" office:value="13.2" calcext:value-type="float">
            <text:p>13.2</text:p>
          </table:table-cell>
          <table:table-cell office:value-type="float" office:value="5.65714285714" calcext:value-type="float">
            <text:p>5.6571428571</text:p>
          </table:table-cell>
          <table:table-cell office:value-type="float" office:value="3.10588235294" calcext:value-type="float">
            <text:p>3.1058823529</text:p>
          </table:table-cell>
          <table:table-cell office:value-type="float" office:value="2.53846153846" calcext:value-type="float">
            <text:p>2.538461538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0579</text:p>
          </table:table-cell>
          <table:table-cell office:value-type="float" office:value="12.4" calcext:value-type="float">
            <text:p>12.4</text:p>
          </table:table-cell>
          <table:table-cell office:value-type="float" office:value="7.44" calcext:value-type="float">
            <text:p>7.44</text:p>
          </table:table-cell>
          <table:table-cell office:value-type="float" office:value="2.88372093023" calcext:value-type="float">
            <text:p>2.8837209302</text:p>
          </table:table-cell>
          <table:table-cell office:value-type="float" office:value="3.13131313131" calcext:value-type="float">
            <text:p>3.1313131313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57834</text:p>
          </table:table-cell>
          <table:table-cell office:value-type="float" office:value="12.2222222222" calcext:value-type="float">
            <text:p>12.2222222222</text:p>
          </table:table-cell>
          <table:table-cell office:value-type="float" office:value="2.03703703704" calcext:value-type="float">
            <text:p>2.037037037</text:p>
          </table:table-cell>
          <table:table-cell office:value-type="float" office:value="1.74603174603" calcext:value-type="float">
            <text:p>1.746031746</text:p>
          </table:table-cell>
          <table:table-cell office:value-type="float" office:value="1.66666666667" calcext:value-type="float">
            <text:p>1.6666666667</text:p>
          </table:table-cell>
          <table:table-cell office:value-type="float" office:value="1.11111111111" calcext:value-type="float">
            <text:p>1.111111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612</text:p>
          </table:table-cell>
          <table:table-cell office:value-type="float" office:value="12.1153846154" calcext:value-type="float">
            <text:p>12.1153846154</text:p>
          </table:table-cell>
          <table:table-cell office:value-type="float" office:value="8" calcext:value-type="float">
            <text:p>8</text:p>
          </table:table-cell>
          <table:table-cell office:value-type="float" office:value="4.2256097561" calcext:value-type="float">
            <text:p>4.2256097561</text:p>
          </table:table-cell>
          <table:table-cell office:value-type="float" office:value="3.375" calcext:value-type="float">
            <text:p>3.375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BZP6</text:p>
          </table:table-cell>
          <table:table-cell office:value-type="float" office:value="11.3333333333" calcext:value-type="float">
            <text:p>11.3333333333</text:p>
          </table:table-cell>
          <table:table-cell office:value-type="float" office:value="7.28571428571" calcext:value-type="float">
            <text:p>7.2857142857</text:p>
          </table:table-cell>
          <table:table-cell office:value-type="float" office:value="3.88571428571" calcext:value-type="float">
            <text:p>3.8857142857</text:p>
          </table:table-cell>
          <table:table-cell office:value-type="float" office:value="3.14814814815" calcext:value-type="float">
            <text:p>3.148148148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AE18</text:p>
          </table:table-cell>
          <table:table-cell office:value-type="float" office:value="11.1951219512" calcext:value-type="float">
            <text:p>11.1951219512</text:p>
          </table:table-cell>
          <table:table-cell office:value-type="float" office:value="4.88675958188" calcext:value-type="float">
            <text:p>4.8867595819</text:p>
          </table:table-cell>
          <table:table-cell office:value-type="float" office:value="3.09271633812" calcext:value-type="float">
            <text:p>3.0927163381</text:p>
          </table:table-cell>
          <table:table-cell office:value-type="float" office:value="2.56554878049" calcext:value-type="float">
            <text:p>2.5655487805</text:p>
          </table:table-cell>
          <table:table-cell office:value-type="float" office:value="1.24390243902" calcext:value-type="float">
            <text:p>1.243902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97</text:p>
          </table:table-cell>
          <table:table-cell office:value-type="float" office:value="11" calcext:value-type="float">
            <text:p>11</text:p>
          </table:table-cell>
          <table:table-cell office:value-type="float" office:value="6.28571428571" calcext:value-type="float">
            <text:p>6.2857142857</text:p>
          </table:table-cell>
          <table:table-cell office:value-type="float" office:value="3.88235294118" calcext:value-type="float">
            <text:p>3.8823529412</text:p>
          </table:table-cell>
          <table:table-cell office:value-type="float" office:value="2.53846153846" calcext:value-type="float">
            <text:p>2.5384615385</text:p>
          </table:table-cell>
          <table:table-cell office:value-type="float" office:value="1.66666666667" calcext:value-type="float">
            <text:p>1.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829</text:p>
          </table:table-cell>
          <table:table-cell office:value-type="float" office:value="10.972972973" calcext:value-type="float">
            <text:p>10.972972973</text:p>
          </table:table-cell>
          <table:table-cell office:value-type="float" office:value="7.49373764008" calcext:value-type="float">
            <text:p>7.4937376401</text:p>
          </table:table-cell>
          <table:table-cell office:value-type="float" office:value="4.55481896991" calcext:value-type="float">
            <text:p>4.5548189699</text:p>
          </table:table-cell>
          <table:table-cell office:value-type="float" office:value="3.52218885552" calcext:value-type="float">
            <text:p>3.5221888555</text:p>
          </table:table-cell>
          <table:table-cell office:value-type="float" office:value="1.62162162162" calcext:value-type="float">
            <text:p>1.6216216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184</text:p>
          </table:table-cell>
          <table:table-cell office:value-type="float" office:value="10.7368421053" calcext:value-type="float">
            <text:p>10.7368421053</text:p>
          </table:table-cell>
          <table:table-cell office:value-type="float" office:value="8.58947368421" calcext:value-type="float">
            <text:p>8.5894736842</text:p>
          </table:table-cell>
          <table:table-cell office:value-type="float" office:value="5.23421052632" calcext:value-type="float">
            <text:p>5.2342105263</text:p>
          </table:table-cell>
          <table:table-cell office:value-type="float" office:value="3.43226919758" calcext:value-type="float">
            <text:p>3.4322691976</text:p>
          </table:table-cell>
          <table:table-cell office:value-type="float" office:value="1.36842105263" calcext:value-type="float">
            <text:p>1.3684210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78536</text:p>
          </table:table-cell>
          <table:table-cell office:value-type="float" office:value="10.1335587489" calcext:value-type="float">
            <text:p>10.1335587489</text:p>
          </table:table-cell>
          <table:table-cell office:value-type="float" office:value="4.15089388224" calcext:value-type="float">
            <text:p>4.1508938822</text:p>
          </table:table-cell>
          <table:table-cell office:value-type="float" office:value="2.36905291241" calcext:value-type="float">
            <text:p>2.3690529124</text:p>
          </table:table-cell>
          <table:table-cell office:value-type="float" office:value="1.65083037263" calcext:value-type="float">
            <text:p>1.6508303726</text:p>
          </table:table-cell>
          <table:table-cell office:value-type="float" office:value="0.945054945055" calcext:value-type="float">
            <text:p>0.9450549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29</text:p>
          </table:table-cell>
          <table:table-cell office:value-type="float" office:value="9.71428571429" calcext:value-type="float">
            <text:p>9.7142857143</text:p>
          </table:table-cell>
          <table:table-cell office:value-type="float" office:value="3.88571428571" calcext:value-type="float">
            <text:p>3.8857142857</text:p>
          </table:table-cell>
          <table:table-cell office:value-type="float" office:value="2.91428571429" calcext:value-type="float">
            <text:p>2.9142857143</text:p>
          </table:table-cell>
          <table:table-cell office:value-type="float" office:value="2.3887587822" calcext:value-type="float">
            <text:p>2.3887587822</text:p>
          </table:table-cell>
          <table:table-cell office:value-type="float" office:value="1.14285714286" calcext:value-type="float">
            <text:p>1.1428571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08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2.32653061224" calcext:value-type="float">
            <text:p>2.3265306122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09</text:p>
          </table:table-cell>
          <table:table-cell office:value-type="float" office:value="8.66666666667" calcext:value-type="float">
            <text:p>8.6666666667</text:p>
          </table:table-cell>
          <table:table-cell office:value-type="float" office:value="2.16666666667" calcext:value-type="float">
            <text:p>2.1666666667</text:p>
          </table:table-cell>
          <table:table-cell office:value-type="float" office:value="3.46666666667" calcext:value-type="float">
            <text:p>3.4666666667</text:p>
          </table:table-cell>
          <table:table-cell office:value-type="float" office:value="3.91397849462" calcext:value-type="float">
            <text:p>3.9139784946</text:p>
          </table:table-cell>
          <table:table-cell office:value-type="float" office:value="1.55555555556" calcext:value-type="float">
            <text:p>1.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68400</text:p>
          </table:table-cell>
          <table:table-cell office:value-type="float" office:value="8.05555555556" calcext:value-type="float">
            <text:p>8.0555555556</text:p>
          </table:table-cell>
          <table:table-cell office:value-type="float" office:value="4.94318181818" calcext:value-type="float">
            <text:p>4.9431818182</text:p>
          </table:table-cell>
          <table:table-cell office:value-type="float" office:value="4.49115044248" calcext:value-type="float">
            <text:p>4.4911504425</text:p>
          </table:table-cell>
          <table:table-cell office:value-type="float" office:value="3.19444444444" calcext:value-type="float">
            <text:p>3.1944444444</text:p>
          </table:table-cell>
          <table:table-cell office:value-type="float" office:value="1.72222222222" calcext:value-type="float">
            <text:p>1.7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6897</text:p>
          </table:table-cell>
          <table:table-cell office:value-type="float" office:value="7.33333333333" calcext:value-type="float">
            <text:p>7.3333333333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1.04761904762" calcext:value-type="float">
            <text:p>1.0476190476</text:p>
          </table:table-cell>
          <table:table-cell office:value-type="float" office:value="1" calcext:value-type="float">
            <text:p>1</text:p>
          </table:table-cell>
          <table:table-cell office:value-type="float" office:value="1.06666666667" calcext:value-type="float">
            <text:p>1.0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0405</text:p>
          </table:table-cell>
          <table:table-cell office:value-type="float" office:value="7.09090909091" calcext:value-type="float">
            <text:p>7.0909090909</text:p>
          </table:table-cell>
          <table:table-cell office:value-type="float" office:value="1.77272727273" calcext:value-type="float">
            <text:p>1.7727272727</text:p>
          </table:table-cell>
          <table:table-cell office:value-type="float" office:value="2.83636363636" calcext:value-type="float">
            <text:p>2.8363636364</text:p>
          </table:table-cell>
          <table:table-cell office:value-type="float" office:value="1.82991202346" calcext:value-type="float">
            <text:p>1.8299120235</text:p>
          </table:table-cell>
          <table:table-cell office:value-type="float" office:value="0.909090909091" calcext:value-type="float">
            <text:p>0.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709</text:p>
          </table:table-cell>
          <table:table-cell office:value-type="float" office:value="6.74666666667" calcext:value-type="float">
            <text:p>6.7466666667</text:p>
          </table:table-cell>
          <table:table-cell office:value-type="float" office:value="2.69866666667" calcext:value-type="float">
            <text:p>2.6986666667</text:p>
          </table:table-cell>
          <table:table-cell office:value-type="float" office:value="2.55555555556" calcext:value-type="float">
            <text:p>2.5555555556</text:p>
          </table:table-cell>
          <table:table-cell office:value-type="float" office:value="3.00594059406" calcext:value-type="float">
            <text:p>3.0059405941</text:p>
          </table:table-cell>
          <table:table-cell office:value-type="float" office:value="1.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3779</text:p>
          </table:table-cell>
          <table:table-cell office:value-type="float" office:value="6.6" calcext:value-type="float">
            <text:p>6.6</text:p>
          </table:table-cell>
          <table:table-cell office:value-type="float" office:value="5.09395973154" calcext:value-type="float">
            <text:p>5.0939597315</text:p>
          </table:table-cell>
          <table:table-cell office:value-type="float" office:value="3.07772020725" calcext:value-type="float">
            <text:p>3.0777202073</text:p>
          </table:table-cell>
          <table:table-cell office:value-type="float" office:value="2.5" calcext:value-type="float">
            <text:p>2.5</text:p>
          </table:table-cell>
          <table:table-cell office:value-type="float" office:value="1.28888888889" calcext:value-type="float">
            <text:p>1.2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0291</text:p>
          </table:table-cell>
          <table:table-cell office:value-type="float" office:value="6.51428571429" calcext:value-type="float">
            <text:p>6.5142857143</text:p>
          </table:table-cell>
          <table:table-cell office:value-type="float" office:value="5.1731092437" calcext:value-type="float">
            <text:p>5.1731092437</text:p>
          </table:table-cell>
          <table:table-cell office:value-type="float" office:value="4.21948051948" calcext:value-type="float">
            <text:p>4.2194805195</text:p>
          </table:table-cell>
          <table:table-cell office:value-type="float" office:value="2.87394957983" calcext:value-type="float">
            <text:p>2.8739495798</text:p>
          </table:table-cell>
          <table:table-cell office:value-type="float" office:value="1.14285714286" calcext:value-type="float">
            <text:p>1.1428571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14965</text:p>
          </table:table-cell>
          <table:table-cell office:value-type="float" office:value="6.50549450549" calcext:value-type="float">
            <text:p>6.5054945055</text:p>
          </table:table-cell>
          <table:table-cell office:value-type="float" office:value="4.10234541578" calcext:value-type="float">
            <text:p>4.1023454158</text:p>
          </table:table-cell>
          <table:table-cell office:value-type="float" office:value="2.93311312964" calcext:value-type="float">
            <text:p>2.9331131296</text:p>
          </table:table-cell>
          <table:table-cell office:value-type="float" office:value="2.30504833512" calcext:value-type="float">
            <text:p>2.3050483351</text:p>
          </table:table-cell>
          <table:table-cell office:value-type="float" office:value="1.01587301587" calcext:value-type="float">
            <text:p>1.0158730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467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4.55" calcext:value-type="float">
            <text:p>4.55</text:p>
          </table:table-cell>
          <table:table-cell office:value-type="float" office:value="3.77419354839" calcext:value-type="float">
            <text:p>3.7741935484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C5C1</text:p>
          </table:table-cell>
          <table:table-cell office:value-type="float" office:value="6.41860465116" calcext:value-type="float">
            <text:p>6.4186046512</text:p>
          </table:table-cell>
          <table:table-cell office:value-type="float" office:value="2.75083056478" calcext:value-type="float">
            <text:p>2.7508305648</text:p>
          </table:table-cell>
          <table:table-cell office:value-type="float" office:value="2.49612403101" calcext:value-type="float">
            <text:p>2.496124031</text:p>
          </table:table-cell>
          <table:table-cell office:value-type="float" office:value="1.98393234672" calcext:value-type="float">
            <text:p>1.9839323467</text:p>
          </table:table-cell>
          <table:table-cell office:value-type="float" office:value="0.976744186047" calcext:value-type="float">
            <text:p>0.976744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758</text:p>
          </table:table-cell>
          <table:table-cell office:value-type="float" office:value="6.28571428571" calcext:value-type="float">
            <text:p>6.2857142857</text:p>
          </table:table-cell>
          <table:table-cell office:value-type="float" office:value="5.38775510204" calcext:value-type="float">
            <text:p>5.387755102</text:p>
          </table:table-cell>
          <table:table-cell office:value-type="float" office:value="2.58823529412" calcext:value-type="float">
            <text:p>2.5882352941</text:p>
          </table:table-cell>
          <table:table-cell office:value-type="float" office:value="2.41758241758" calcext:value-type="float">
            <text:p>2.4175824176</text:p>
          </table:table-cell>
          <table:table-cell office:value-type="float" office:value="1.14285714286" calcext:value-type="float">
            <text:p>1.1428571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811</text:p>
          </table:table-cell>
          <table:table-cell office:value-type="float" office:value="6.16071428571" calcext:value-type="float">
            <text:p>6.1607142857</text:p>
          </table:table-cell>
          <table:table-cell office:value-type="float" office:value="4.97596153846" calcext:value-type="float">
            <text:p>4.9759615385</text:p>
          </table:table-cell>
          <table:table-cell office:value-type="float" office:value="3.12616171004" calcext:value-type="float">
            <text:p>3.12616171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1.3125" calcext:value-type="float">
            <text:p>1.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49</text:p>
          </table:table-cell>
          <table:table-cell office:value-type="float" office:value="6.03429027113" calcext:value-type="float">
            <text:p>6.0342902711</text:p>
          </table:table-cell>
          <table:table-cell office:value-type="float" office:value="3.51202079272" calcext:value-type="float">
            <text:p>3.5120207927</text:p>
          </table:table-cell>
          <table:table-cell office:value-type="float" office:value="2.29468689517" calcext:value-type="float">
            <text:p>2.2946868952</text:p>
          </table:table-cell>
          <table:table-cell office:value-type="float" office:value="1.73406026641" calcext:value-type="float">
            <text:p>1.73406026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5557</text:p>
          </table:table-cell>
          <table:table-cell office:value-type="float" office:value="5.90625" calcext:value-type="float">
            <text:p>5.90625</text:p>
          </table:table-cell>
          <table:table-cell office:value-type="float" office:value="5.59539473684" calcext:value-type="float">
            <text:p>5.5953947368</text:p>
          </table:table-cell>
          <table:table-cell office:value-type="float" office:value="4.33928571429" calcext:value-type="float">
            <text:p>4.3392857143</text:p>
          </table:table-cell>
          <table:table-cell office:value-type="float" office:value="3.12913907285" calcext:value-type="float">
            <text:p>3.1291390729</text:p>
          </table:table-cell>
          <table:table-cell office:value-type="float" office:value="1.625" calcext:value-type="float">
            <text:p>1.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0714</text:p>
          </table:table-cell>
          <table:table-cell office:value-type="float" office:value="5.78947368421" calcext:value-type="float">
            <text:p>5.7894736842</text:p>
          </table:table-cell>
          <table:table-cell office:value-type="float" office:value="2.89473684211" calcext:value-type="float">
            <text:p>2.8947368421</text:p>
          </table:table-cell>
          <table:table-cell office:value-type="float" office:value="2.06766917293" calcext:value-type="float">
            <text:p>2.0676691729</text:p>
          </table:table-cell>
          <table:table-cell office:value-type="float" office:value="1.57894736842" calcext:value-type="float">
            <text:p>1.5789473684</text:p>
          </table:table-cell>
          <table:table-cell office:value-type="float" office:value="0.842105263158" calcext:value-type="float">
            <text:p>0.8421052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76074</text:p>
          </table:table-cell>
          <table:table-cell table:number-columns-repeated="2" office:value-type="float" office:value="5.78285714286" calcext:value-type="float">
            <text:p>5.7828571429</text:p>
          </table:table-cell>
          <table:table-cell office:value-type="float" office:value="3.72380952381" calcext:value-type="float">
            <text:p>3.7238095238</text:p>
          </table:table-cell>
          <table:table-cell office:value-type="float" office:value="2.43338048091" calcext:value-type="float">
            <text:p>2.4333804809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5440</text:p>
          </table:table-cell>
          <table:table-cell office:value-type="float" office:value="5.75" calcext:value-type="float">
            <text:p>5.75</text:p>
          </table:table-cell>
          <table:table-cell office:value-type="float" office:value="2.46428571429" calcext:value-type="float">
            <text:p>2.4642857143</text:p>
          </table:table-cell>
          <table:table-cell office:value-type="float" office:value="2.39583333333" calcext:value-type="float">
            <text:p>2.3958333333</text:p>
          </table:table-cell>
          <table:table-cell office:value-type="float" office:value="1.725" calcext:value-type="float">
            <text:p>1.725</text:p>
          </table:table-cell>
          <table:table-cell office:value-type="float" office:value="1.125" calcext:value-type="float">
            <text:p>1.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581</text:p>
          </table:table-cell>
          <table:table-cell office:value-type="float" office:value="5.74879227053" calcext:value-type="float">
            <text:p>5.7487922705</text:p>
          </table:table-cell>
          <table:table-cell office:value-type="float" office:value="3.16183574879" calcext:value-type="float">
            <text:p>3.1618357488</text:p>
          </table:table-cell>
          <table:table-cell office:value-type="float" office:value="2.67040673212" calcext:value-type="float">
            <text:p>2.6704067321</text:p>
          </table:table-cell>
          <table:table-cell office:value-type="float" office:value="2.31884057971" calcext:value-type="float">
            <text:p>2.3188405797</text:p>
          </table:table-cell>
          <table:table-cell office:value-type="float" office:value="1.10144927536" calcext:value-type="float">
            <text:p>1.1014492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581W1</text:p>
          </table:table-cell>
          <table:table-cell office:value-type="float" office:value="5.67567567568" calcext:value-type="float">
            <text:p>5.6756756757</text:p>
          </table:table-cell>
          <table:table-cell office:value-type="float" office:value="3.09582309582" calcext:value-type="float">
            <text:p>3.0958230958</text:p>
          </table:table-cell>
          <table:table-cell office:value-type="float" office:value="3.36336336336" calcext:value-type="float">
            <text:p>3.3633633634</text:p>
          </table:table-cell>
          <table:table-cell office:value-type="float" office:value="2.83783783784" calcext:value-type="float">
            <text:p>2.8378378378</text:p>
          </table:table-cell>
          <table:table-cell office:value-type="float" office:value="1.51351351351" calcext:value-type="float">
            <text:p>1.5135135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9900</text:p>
          </table:table-cell>
          <table:table-cell office:value-type="float" office:value="5.29914529915" calcext:value-type="float">
            <text:p>5.2991452992</text:p>
          </table:table-cell>
          <table:table-cell office:value-type="float" office:value="2.53682487725" calcext:value-type="float">
            <text:p>2.5368248773</text:p>
          </table:table-cell>
          <table:table-cell office:value-type="float" office:value="1.31383767747" calcext:value-type="float">
            <text:p>1.3138376775</text:p>
          </table:table-cell>
          <table:table-cell office:value-type="float" office:value="0.940170940171" calcext:value-type="float">
            <text:p>0.9401709402</text:p>
          </table:table-cell>
          <table:table-cell office:value-type="float" office:value="0.564102564103" calcext:value-type="float">
            <text:p>0.5641025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005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08333333333" calcext:value-type="float">
            <text:p>2.0833333333</text:p>
          </table:table-cell>
          <table:table-cell office:value-type="float" office:value="2.22222222222" calcext:value-type="float">
            <text:p>2.2222222222</text:p>
          </table:table-cell>
          <table:table-cell office:value-type="float" office:value="1.88888888889" calcext:value-type="float">
            <text:p>1.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900</text:p>
          </table:table-cell>
          <table:table-cell office:value-type="float" office:value="4.99516908213" calcext:value-type="float">
            <text:p>4.9951690821</text:p>
          </table:table-cell>
          <table:table-cell office:value-type="float" office:value="2.49557522124" calcext:value-type="float">
            <text:p>2.4955752212</text:p>
          </table:table-cell>
          <table:table-cell office:value-type="float" office:value="2.03185437998" calcext:value-type="float">
            <text:p>2.03185438</text:p>
          </table:table-cell>
          <table:table-cell office:value-type="float" office:value="1.59793052476" calcext:value-type="float">
            <text:p>1.5979305248</text:p>
          </table:table-cell>
          <table:table-cell office:value-type="float" office:value="0.796296296296" calcext:value-type="float">
            <text:p>0.7962962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4760</text:p>
          </table:table-cell>
          <table:table-cell office:value-type="float" office:value="4.85714285714" calcext:value-type="float">
            <text:p>4.8571428571</text:p>
          </table:table-cell>
          <table:table-cell office:value-type="float" office:value="2.42857142857" calcext:value-type="float">
            <text:p>2.4285714286</text:p>
          </table:table-cell>
          <table:table-cell office:value-type="float" office:value="1.275" calcext:value-type="float">
            <text:p>1.275</text:p>
          </table:table-cell>
          <table:table-cell office:value-type="float" office:value="0.955503512881" calcext:value-type="float">
            <text:p>0.9555035129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309</text:p>
          </table:table-cell>
          <table:table-cell office:value-type="float" office:value="4.80442804428" calcext:value-type="float">
            <text:p>4.8044280443</text:p>
          </table:table-cell>
          <table:table-cell office:value-type="float" office:value="2.88265682657" calcext:value-type="float">
            <text:p>2.8826568266</text:p>
          </table:table-cell>
          <table:table-cell office:value-type="float" office:value="2.95075108231" calcext:value-type="float">
            <text:p>2.9507510823</text:p>
          </table:table-cell>
          <table:table-cell office:value-type="float" office:value="2.63905202432" calcext:value-type="float">
            <text:p>2.6390520243</text:p>
          </table:table-cell>
          <table:table-cell office:value-type="float" office:value="1.59409594096" calcext:value-type="float">
            <text:p>1.594095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470</text:p>
          </table:table-cell>
          <table:table-cell office:value-type="float" office:value="4.78260869565" calcext:value-type="float">
            <text:p>4.7826086957</text:p>
          </table:table-cell>
          <table:table-cell office:value-type="float" office:value="3.98550724638" calcext:value-type="float">
            <text:p>3.9855072464</text:p>
          </table:table-cell>
          <table:table-cell office:value-type="float" office:value="1.70807453416" calcext:value-type="float">
            <text:p>1.7080745342</text:p>
          </table:table-cell>
          <table:table-cell office:value-type="float" office:value="1.52173913043" calcext:value-type="float">
            <text:p>1.5217391304</text:p>
          </table:table-cell>
          <table:table-cell office:value-type="float" office:value="0.695652173913" calcext:value-type="float">
            <text:p>0.69565217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275</text:p>
          </table:table-cell>
          <table:table-cell office:value-type="float" office:value="4.73846153846" calcext:value-type="float">
            <text:p>4.7384615385</text:p>
          </table:table-cell>
          <table:table-cell office:value-type="float" office:value="5.15050167224" calcext:value-type="float">
            <text:p>5.1505016722</text:p>
          </table:table-cell>
          <table:table-cell office:value-type="float" office:value="3.75128205128" calcext:value-type="float">
            <text:p>3.7512820513</text:p>
          </table:table-cell>
          <table:table-cell office:value-type="float" office:value="2.96153846154" calcext:value-type="float">
            <text:p>2.9615384615</text:p>
          </table:table-cell>
          <table:table-cell office:value-type="float" office:value="1.28205128205" calcext:value-type="float">
            <text:p>1.2820512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07343</text:p>
          </table:table-cell>
          <table:table-cell office:value-type="float" office:value="4.63125" calcext:value-type="float">
            <text:p>4.63125</text:p>
          </table:table-cell>
          <table:table-cell office:value-type="float" office:value="1.56461148649" calcext:value-type="float">
            <text:p>1.5646114865</text:p>
          </table:table-cell>
          <table:table-cell office:value-type="float" office:value="2.03966968912" calcext:value-type="float">
            <text:p>2.0396696891</text:p>
          </table:table-cell>
          <table:table-cell office:value-type="float" office:value="1.79930320946" calcext:value-type="float">
            <text:p>1.7993032095</text:p>
          </table:table-cell>
          <table:table-cell office:value-type="float" office:value="0.96875" calcext:value-type="float">
            <text:p>0.9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17</text:p>
          </table:table-cell>
          <table:table-cell office:value-type="float" office:value="4.60480681472" calcext:value-type="float">
            <text:p>4.6048068147</text:p>
          </table:table-cell>
          <table:table-cell office:value-type="float" office:value="2.41752357773" calcext:value-type="float">
            <text:p>2.4175235777</text:p>
          </table:table-cell>
          <table:table-cell office:value-type="float" office:value="1.86719300719" calcext:value-type="float">
            <text:p>1.8671930072</text:p>
          </table:table-cell>
          <table:table-cell office:value-type="float" office:value="1.47554821543" calcext:value-type="float">
            <text:p>1.4755482154</text:p>
          </table:table-cell>
          <table:table-cell office:value-type="float" office:value="0.924855491329" calcext:value-type="float">
            <text:p>0.9248554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372</text:p>
          </table:table-cell>
          <table:table-cell office:value-type="float" office:value="4.43181818182" calcext:value-type="float">
            <text:p>4.4318181818</text:p>
          </table:table-cell>
          <table:table-cell office:value-type="float" office:value="2.84090909091" calcext:value-type="float">
            <text:p>2.8409090909</text:p>
          </table:table-cell>
          <table:table-cell office:value-type="float" office:value="1.74652933274" calcext:value-type="float">
            <text:p>1.7465293327</text:p>
          </table:table-cell>
          <table:table-cell office:value-type="float" office:value="1.76136363636" calcext:value-type="float">
            <text:p>1.7613636364</text:p>
          </table:table-cell>
          <table:table-cell office:value-type="float" office:value="0.920454545455" calcext:value-type="float">
            <text:p>0.920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8523</text:p>
          </table:table-cell>
          <table:table-cell office:value-type="float" office:value="4.41304347826" calcext:value-type="float">
            <text:p>4.4130434783</text:p>
          </table:table-cell>
          <table:table-cell office:value-type="float" office:value="6.02757158006" calcext:value-type="float">
            <text:p>6.0275715801</text:p>
          </table:table-cell>
          <table:table-cell office:value-type="float" office:value="3.66365873667" calcext:value-type="float">
            <text:p>3.6636587367</text:p>
          </table:table-cell>
          <table:table-cell office:value-type="float" office:value="2.61513687601" calcext:value-type="float">
            <text:p>2.615136876</text:p>
          </table:table-cell>
          <table:table-cell office:value-type="float" office:value="1.47826086957" calcext:value-type="float">
            <text:p>1.4782608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L5C8</text:p>
          </table:table-cell>
          <table:table-cell office:value-type="float" office:value="4.39393939394" calcext:value-type="float">
            <text:p>4.3939393939</text:p>
          </table:table-cell>
          <table:table-cell office:value-type="float" office:value="3.29545454545" calcext:value-type="float">
            <text:p>3.2954545455</text:p>
          </table:table-cell>
          <table:table-cell office:value-type="float" office:value="1.5164923572" calcext:value-type="float">
            <text:p>1.5164923572</text:p>
          </table:table-cell>
          <table:table-cell office:value-type="float" office:value="1.21212121212" calcext:value-type="float">
            <text:p>1.2121212121</text:p>
          </table:table-cell>
          <table:table-cell office:value-type="float" office:value="0.545454545455" calcext:value-type="float">
            <text:p>0.5454545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76290</text:p>
          </table:table-cell>
          <table:table-cell office:value-type="float" office:value="4.31746031746" calcext:value-type="float">
            <text:p>4.3174603175</text:p>
          </table:table-cell>
          <table:table-cell office:value-type="float" office:value="3.70068027211" calcext:value-type="float">
            <text:p>3.7006802721</text:p>
          </table:table-cell>
          <table:table-cell office:value-type="float" office:value="4.44081632653" calcext:value-type="float">
            <text:p>4.4408163265</text:p>
          </table:table-cell>
          <table:table-cell office:value-type="float" office:value="2.87830687831" calcext:value-type="float">
            <text:p>2.8783068783</text:p>
          </table:table-cell>
          <table:table-cell office:value-type="float" office:value="1.14285714286" calcext:value-type="float">
            <text:p>1.14285714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235</text:p>
          </table:table-cell>
          <table:table-cell office:value-type="float" office:value="4.28571428571" calcext:value-type="float">
            <text:p>4.2857142857</text:p>
          </table:table-cell>
          <table:table-cell office:value-type="float" office:value="3.42857142857" calcext:value-type="float">
            <text:p>3.4285714286</text:p>
          </table:table-cell>
          <table:table-cell table:number-columns-repeated="2" office:value-type="float" office:value="2.14285714286" calcext:value-type="float">
            <text:p>2.1428571429</text:p>
          </table:table-cell>
          <table:table-cell office:value-type="float" office:value="1.52380952381" calcext:value-type="float">
            <text:p>1.5238095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121</text:p>
          </table:table-cell>
          <table:table-cell office:value-type="float" office:value="4.28571428571" calcext:value-type="float">
            <text:p>4.2857142857</text:p>
          </table:table-cell>
          <table:table-cell office:value-type="float" office:value="2.07692307692" calcext:value-type="float">
            <text:p>2.0769230769</text:p>
          </table:table-cell>
          <table:table-cell office:value-type="float" office:value="1.84014869888" calcext:value-type="float">
            <text:p>1.8401486989</text:p>
          </table:table-cell>
          <table:table-cell office:value-type="float" office:value="1.76086956522" calcext:value-type="float">
            <text:p>1.7608695652</text:p>
          </table:table-cell>
          <table:table-cell office:value-type="float" office:value="1.01739130435" calcext:value-type="float">
            <text:p>1.0173913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9841</text:p>
          </table:table-cell>
          <table:table-cell office:value-type="float" office:value="4.21768707483" calcext:value-type="float">
            <text:p>4.2176870748</text:p>
          </table:table-cell>
          <table:table-cell office:value-type="float" office:value="2.01910551455" calcext:value-type="float">
            <text:p>2.0191055146</text:p>
          </table:table-cell>
          <table:table-cell office:value-type="float" office:value="1.7254174397" calcext:value-type="float">
            <text:p>1.7254174397</text:p>
          </table:table-cell>
          <table:table-cell office:value-type="float" office:value="1.73469387755" calcext:value-type="float">
            <text:p>1.7346938776</text:p>
          </table:table-cell>
          <table:table-cell office:value-type="float" office:value="1.38775510204" calcext:value-type="float">
            <text:p>1.387755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7811</text:p>
          </table:table-cell>
          <table:table-cell office:value-type="float" office:value="4.14285714286" calcext:value-type="float">
            <text:p>4.1428571429</text:p>
          </table:table-cell>
          <table:table-cell office:value-type="float" office:value="2.42508710801" calcext:value-type="float">
            <text:p>2.425087108</text:p>
          </table:table-cell>
          <table:table-cell office:value-type="float" office:value="1.71967654987" calcext:value-type="float">
            <text:p>1.7196765499</text:p>
          </table:table-cell>
          <table:table-cell office:value-type="float" office:value="1.53439153439" calcext:value-type="float">
            <text:p>1.5343915344</text:p>
          </table:table-cell>
          <table:table-cell office:value-type="float" office:value="0.69387755102" calcext:value-type="float">
            <text:p>0.693877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14757</text:p>
          </table:table-cell>
          <table:table-cell office:value-type="float" office:value="4.08111266947" calcext:value-type="float">
            <text:p>4.0811126695</text:p>
          </table:table-cell>
          <table:table-cell office:value-type="float" office:value="2.46456804065" calcext:value-type="float">
            <text:p>2.4645680407</text:p>
          </table:table-cell>
          <table:table-cell office:value-type="float" office:value="2.32273064467" calcext:value-type="float">
            <text:p>2.3227306447</text:p>
          </table:table-cell>
          <table:table-cell office:value-type="float" office:value="2.05380670055" calcext:value-type="float">
            <text:p>2.0538067006</text:p>
          </table:table-cell>
          <table:table-cell office:value-type="float" office:value="1.59420289855" calcext:value-type="float">
            <text:p>1.5942028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3235</text:p>
          </table:table-cell>
          <table:table-cell office:value-type="float" office:value="4" calcext:value-type="float">
            <text:p>4</text:p>
          </table:table-cell>
          <table:table-cell office:value-type="float" office:value="3.53571428571" calcext:value-type="float">
            <text:p>3.5357142857</text:p>
          </table:table-cell>
          <table:table-cell office:value-type="float" office:value="2.2602739726" calcext:value-type="float">
            <text:p>2.2602739726</text:p>
          </table:table-cell>
          <table:table-cell office:value-type="float" office:value="1.57142857143" calcext:value-type="float">
            <text:p>1.5714285714</text:p>
          </table:table-cell>
          <table:table-cell office:value-type="float" office:value="0.901960784314" calcext:value-type="float">
            <text:p>0.9019607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0457</text:p>
          </table:table-cell>
          <table:table-cell office:value-type="float" office:value="3.94202898551" calcext:value-type="float">
            <text:p>3.9420289855</text:p>
          </table:table-cell>
          <table:table-cell office:value-type="float" office:value="1.68944099379" calcext:value-type="float">
            <text:p>1.6894409938</text:p>
          </table:table-cell>
          <table:table-cell office:value-type="float" office:value="1.01366459627" calcext:value-type="float">
            <text:p>1.0136645963</text:p>
          </table:table-cell>
          <table:table-cell office:value-type="float" office:value="1.09500805153" calcext:value-type="float">
            <text:p>1.0950080515</text:p>
          </table:table-cell>
          <table:table-cell office:value-type="float" office:value="1.30434782609" calcext:value-type="float">
            <text:p>1.3043478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15530</text:p>
          </table:table-cell>
          <table:table-cell office:value-type="float" office:value="3.72781065089" calcext:value-type="float">
            <text:p>3.7278106509</text:p>
          </table:table-cell>
          <table:table-cell office:value-type="float" office:value="3.33333333333" calcext:value-type="float">
            <text:p>3.3333333333</text:p>
          </table:table-cell>
          <table:table-cell office:value-type="float" office:value="2.26547842402" calcext:value-type="float">
            <text:p>2.265478424</text:p>
          </table:table-cell>
          <table:table-cell office:value-type="float" office:value="2.11538461538" calcext:value-type="float">
            <text:p>2.1153846154</text:p>
          </table:table-cell>
          <table:table-cell office:value-type="float" office:value="1.23076923077" calcext:value-type="float">
            <text:p>1.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906</text:p>
          </table:table-cell>
          <table:table-cell office:value-type="float" office:value="3.64" calcext:value-type="float">
            <text:p>3.64</text:p>
          </table:table-cell>
          <table:table-cell office:value-type="float" office:value="4.85333333333" calcext:value-type="float">
            <text:p>4.8533333333</text:p>
          </table:table-cell>
          <table:table-cell office:value-type="float" office:value="3.33666666667" calcext:value-type="float">
            <text:p>3.3366666667</text:p>
          </table:table-cell>
          <table:table-cell office:value-type="float" office:value="2.22444444444" calcext:value-type="float">
            <text:p>2.2244444444</text:p>
          </table:table-cell>
          <table:table-cell office:value-type="float" office:value="0.88" calcext:value-type="float">
            <text:p>0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4941</text:p>
          </table:table-cell>
          <table:table-cell office:value-type="float" office:value="3.50886075949" calcext:value-type="float">
            <text:p>3.5088607595</text:p>
          </table:table-cell>
          <table:table-cell office:value-type="float" office:value="2.46346659982" calcext:value-type="float">
            <text:p>2.4634665998</text:p>
          </table:table-cell>
          <table:table-cell office:value-type="float" office:value="2.26456662479" calcext:value-type="float">
            <text:p>2.2645666248</text:p>
          </table:table-cell>
          <table:table-cell office:value-type="float" office:value="1.83635392782" calcext:value-type="float">
            <text:p>1.8363539278</text:p>
          </table:table-cell>
          <table:table-cell office:value-type="float" office:value="1.22784810127" calcext:value-type="float">
            <text:p>1.227848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5774</text:p>
          </table:table-cell>
          <table:table-cell office:value-type="float" office:value="3.49399815328" calcext:value-type="float">
            <text:p>3.4939981533</text:p>
          </table:table-cell>
          <table:table-cell office:value-type="float" office:value="2.5622653124" calcext:value-type="float">
            <text:p>2.5622653124</text:p>
          </table:table-cell>
          <table:table-cell office:value-type="float" office:value="1.7091237579" calcext:value-type="float">
            <text:p>1.7091237579</text:p>
          </table:table-cell>
          <table:table-cell office:value-type="float" office:value="1.5806182122" calcext:value-type="float">
            <text:p>1.5806182122</text:p>
          </table:table-cell>
          <table:table-cell office:value-type="float" office:value="0.853801169591" calcext:value-type="float">
            <text:p>0.8538011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918</text:p>
          </table:table-cell>
          <table:table-cell office:value-type="float" office:value="3.46666666667" calcext:value-type="float">
            <text:p>3.4666666667</text:p>
          </table:table-cell>
          <table:table-cell office:value-type="float" office:value="1.24444444444" calcext:value-type="float">
            <text:p>1.2444444444</text:p>
          </table:table-cell>
          <table:table-cell office:value-type="float" office:value="1.09293924466" calcext:value-type="float">
            <text:p>1.0929392447</text:p>
          </table:table-cell>
          <table:table-cell office:value-type="float" office:value="0.911111111111" calcext:value-type="float">
            <text:p>0.9111111111</text:p>
          </table:table-cell>
          <table:table-cell office:value-type="float" office:value="0.48" calcext:value-type="float">
            <text:p>0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23</text:p>
          </table:table-cell>
          <table:table-cell office:value-type="float" office:value="3.4" calcext:value-type="float">
            <text:p>3.4</text:p>
          </table:table-cell>
          <table:table-cell office:value-type="float" office:value="3.33928571429" calcext:value-type="float">
            <text:p>3.3392857143</text:p>
          </table:table-cell>
          <table:table-cell office:value-type="float" office:value="3.07397260274" calcext:value-type="float">
            <text:p>3.0739726027</text:p>
          </table:table-cell>
          <table:table-cell office:value-type="float" office:value="2.67142857143" calcext:value-type="float">
            <text:p>2.6714285714</text:p>
          </table:table-cell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02127</text:p>
          </table:table-cell>
          <table:table-cell office:value-type="float" office:value="3.37662337662" calcext:value-type="float">
            <text:p>3.3766233766</text:p>
          </table:table-cell>
          <table:table-cell office:value-type="float" office:value="3.58126721763" calcext:value-type="float">
            <text:p>3.5812672176</text:p>
          </table:table-cell>
          <table:table-cell office:value-type="float" office:value="2.36363636364" calcext:value-type="float">
            <text:p>2.3636363636</text:p>
          </table:table-cell>
          <table:table-cell office:value-type="float" office:value="2" calcext:value-type="float">
            <text:p>2</text:p>
          </table:table-cell>
          <table:table-cell office:value-type="float" office:value="1.23636363636" calcext:value-type="float">
            <text:p>1.23636363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955</text:p>
          </table:table-cell>
          <table:table-cell office:value-type="float" office:value="3.35802469136" calcext:value-type="float">
            <text:p>3.3580246914</text:p>
          </table:table-cell>
          <table:table-cell office:value-type="float" office:value="4.31746031746" calcext:value-type="float">
            <text:p>4.3174603175</text:p>
          </table:table-cell>
          <table:table-cell office:value-type="float" office:value="2.59047619048" calcext:value-type="float">
            <text:p>2.5904761905</text:p>
          </table:table-cell>
          <table:table-cell office:value-type="float" office:value="2.61179698217" calcext:value-type="float">
            <text:p>2.6117969822</text:p>
          </table:table-cell>
          <table:table-cell office:value-type="float" office:value="1.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5968</text:p>
          </table:table-cell>
          <table:table-cell office:value-type="float" office:value="3.27419354839" calcext:value-type="float">
            <text:p>3.2741935484</text:p>
          </table:table-cell>
          <table:table-cell office:value-type="float" office:value="2.55546813533" calcext:value-type="float">
            <text:p>2.5554681353</text:p>
          </table:table-cell>
          <table:table-cell office:value-type="float" office:value="2.71819841753" calcext:value-type="float">
            <text:p>2.7181984175</text:p>
          </table:table-cell>
          <table:table-cell office:value-type="float" office:value="2.26363998407" calcext:value-type="float">
            <text:p>2.2636399841</text:p>
          </table:table-cell>
          <table:table-cell office:value-type="float" office:value="1.48387096774" calcext:value-type="float">
            <text:p>1.4838709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6658</text:p>
          </table:table-cell>
          <table:table-cell office:value-type="float" office:value="3.25714285714" calcext:value-type="float">
            <text:p>3.2571428571</text:p>
          </table:table-cell>
          <table:table-cell office:value-type="float" office:value="4.02352941176" calcext:value-type="float">
            <text:p>4.0235294118</text:p>
          </table:table-cell>
          <table:table-cell office:value-type="float" office:value="2.22077922078" calcext:value-type="float">
            <text:p>2.2207792208</text:p>
          </table:table-cell>
          <table:table-cell office:value-type="float" office:value="1.7243697479" calcext:value-type="float">
            <text:p>1.7243697479</text:p>
          </table:table-cell>
          <table:table-cell office:value-type="float" office:value="0.857142857143" calcext:value-type="float">
            <text:p>0.857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7487</text:p>
          </table:table-cell>
          <table:table-cell office:value-type="float" office:value="3.15201167535" calcext:value-type="float">
            <text:p>3.1520116754</text:p>
          </table:table-cell>
          <table:table-cell office:value-type="float" office:value="2.65979967981" calcext:value-type="float">
            <text:p>2.6597996798</text:p>
          </table:table-cell>
          <table:table-cell office:value-type="float" office:value="1.88176373136" calcext:value-type="float">
            <text:p>1.8817637314</text:p>
          </table:table-cell>
          <table:table-cell office:value-type="float" office:value="1.38014527845" calcext:value-type="float">
            <text:p>1.3801452785</text:p>
          </table:table-cell>
          <table:table-cell office:value-type="float" office:value="0.663438256659" calcext:value-type="float">
            <text:p>0.6634382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642</text:p>
          </table:table-cell>
          <table:table-cell office:value-type="float" office:value="3.06451612903" calcext:value-type="float">
            <text:p>3.064516129</text:p>
          </table:table-cell>
          <table:table-cell office:value-type="float" office:value="2.58064516129" calcext:value-type="float">
            <text:p>2.5806451613</text:p>
          </table:table-cell>
          <table:table-cell office:value-type="float" office:value="2.00131665569" calcext:value-type="float">
            <text:p>2.0013166557</text:p>
          </table:table-cell>
          <table:table-cell office:value-type="float" office:value="1.45161290323" calcext:value-type="float">
            <text:p>1.4516129032</text:p>
          </table:table-cell>
          <table:table-cell office:value-type="float" office:value="1.03225806452" calcext:value-type="float">
            <text:p>1.0322580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688</text:p>
          </table:table-cell>
          <table:table-cell office:value-type="float" office:value="3" calcext:value-type="float">
            <text:p>3</text:p>
          </table:table-cell>
          <table:table-cell office:value-type="float" office:value="3.27272727273" calcext:value-type="float">
            <text:p>3.2727272727</text:p>
          </table:table-cell>
          <table:table-cell office:value-type="float" office:value="1.55555555556" calcext:value-type="float">
            <text:p>1.5555555556</text:p>
          </table:table-cell>
          <table:table-cell office:value-type="float" office:value="1.28571428571" calcext:value-type="float">
            <text:p>1.2857142857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BJF5</text:p>
          </table:table-cell>
          <table:table-cell office:value-type="float" office:value="2.94392523364" calcext:value-type="float">
            <text:p>2.9439252336</text:p>
          </table:table-cell>
          <table:table-cell office:value-type="float" office:value="2.24299065421" calcext:value-type="float">
            <text:p>2.2429906542</text:p>
          </table:table-cell>
          <table:table-cell office:value-type="float" office:value="2.14103653356" calcext:value-type="float">
            <text:p>2.1410365336</text:p>
          </table:table-cell>
          <table:table-cell office:value-type="float" office:value="1.68224299065" calcext:value-type="float">
            <text:p>1.6822429907</text:p>
          </table:table-cell>
          <table:table-cell office:value-type="float" office:value="0.785046728972" calcext:value-type="float">
            <text:p>0.785046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326</text:p>
          </table:table-cell>
          <table:table-cell office:value-type="float" office:value="2.93548387097" calcext:value-type="float">
            <text:p>2.935483871</text:p>
          </table:table-cell>
          <table:table-cell office:value-type="float" office:value="3.91397849462" calcext:value-type="float">
            <text:p>3.9139784946</text:p>
          </table:table-cell>
          <table:table-cell office:value-type="float" office:value="3.4247311828" calcext:value-type="float">
            <text:p>3.4247311828</text:p>
          </table:table-cell>
          <table:table-cell office:value-type="float" office:value="2.28315412186" calcext:value-type="float">
            <text:p>2.2831541219</text:p>
          </table:table-cell>
          <table:table-cell office:value-type="float" office:value="1.09677419355" calcext:value-type="float">
            <text:p>1.0967741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A017</text:p>
          </table:table-cell>
          <table:table-cell office:value-type="float" office:value="2.91789473684" calcext:value-type="float">
            <text:p>2.9178947368</text:p>
          </table:table-cell>
          <table:table-cell office:value-type="float" office:value="1.90297482838" calcext:value-type="float">
            <text:p>1.9029748284</text:p>
          </table:table-cell>
          <table:table-cell office:value-type="float" office:value="2.18842105263" calcext:value-type="float">
            <text:p>2.1884210526</text:p>
          </table:table-cell>
          <table:table-cell office:value-type="float" office:value="1.48009153318" calcext:value-type="float">
            <text:p>1.4800915332</text:p>
          </table:table-cell>
          <table:table-cell office:value-type="float" office:value="0.694736842105" calcext:value-type="float">
            <text:p>0.6947368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174</text:p>
          </table:table-cell>
          <table:table-cell office:value-type="float" office:value="2.90909090909" calcext:value-type="float">
            <text:p>2.9090909091</text:p>
          </table:table-cell>
          <table:table-cell office:value-type="float" office:value="1.81132075472" calcext:value-type="float">
            <text:p>1.8113207547</text:p>
          </table:table-cell>
          <table:table-cell office:value-type="float" office:value="2.33576642336" calcext:value-type="float">
            <text:p>2.3357664234</text:p>
          </table:table-cell>
          <table:table-cell office:value-type="float" office:value="1.81990521327" calcext:value-type="float">
            <text:p>1.8199052133</text:p>
          </table:table-cell>
          <table:table-cell office:value-type="float" office:value="1.21212121212" calcext:value-type="float">
            <text:p>1.2121212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4182</text:p>
          </table:table-cell>
          <table:table-cell office:value-type="float" office:value="2.81944444444" calcext:value-type="float">
            <text:p>2.8194444444</text:p>
          </table:table-cell>
          <table:table-cell office:value-type="float" office:value="3.85094850949" calcext:value-type="float">
            <text:p>3.8509485095</text:p>
          </table:table-cell>
          <table:table-cell office:value-type="float" office:value="2.5534591195" calcext:value-type="float">
            <text:p>2.5534591195</text:p>
          </table:table-cell>
          <table:table-cell office:value-type="float" office:value="2.36694101509" calcext:value-type="float">
            <text:p>2.3669410151</text:p>
          </table:table-cell>
          <table:table-cell office:value-type="float" office:value="1.27777777778" calcext:value-type="float">
            <text:p>1.2777777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ABP9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640625" calcext:value-type="float">
            <text:p>1.640625</text:p>
          </table:table-cell>
          <table:table-cell office:value-type="float" office:value="1.25" calcext:value-type="float">
            <text:p>1.25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3526</text:p>
          </table:table-cell>
          <table:table-cell office:value-type="float" office:value="2.78309859155" calcext:value-type="float">
            <text:p>2.7830985916</text:p>
          </table:table-cell>
          <table:table-cell office:value-type="float" office:value="1.76294251998" calcext:value-type="float">
            <text:p>1.76294252</text:p>
          </table:table-cell>
          <table:table-cell office:value-type="float" office:value="1.3518937459" calcext:value-type="float">
            <text:p>1.3518937459</text:p>
          </table:table-cell>
          <table:table-cell office:value-type="float" office:value="1.11065378759" calcext:value-type="float">
            <text:p>1.1106537876</text:p>
          </table:table-cell>
          <table:table-cell office:value-type="float" office:value="0.584507042254" calcext:value-type="float">
            <text:p>0.5845070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031</text:p>
          </table:table-cell>
          <table:table-cell office:value-type="float" office:value="2.74137931034" calcext:value-type="float">
            <text:p>2.7413793103</text:p>
          </table:table-cell>
          <table:table-cell office:value-type="float" office:value="1.9458041958" calcext:value-type="float">
            <text:p>1.9458041958</text:p>
          </table:table-cell>
          <table:table-cell office:value-type="float" office:value="1.68830645161" calcext:value-type="float">
            <text:p>1.6883064516</text:p>
          </table:table-cell>
          <table:table-cell office:value-type="float" office:value="1.52884615385" calcext:value-type="float">
            <text:p>1.5288461539</text:p>
          </table:table-cell>
          <table:table-cell office:value-type="float" office:value="0.911111111111" calcext:value-type="float">
            <text:p>0.911111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5452</text:p>
          </table:table-cell>
          <table:table-cell office:value-type="float" office:value="2.72255834054" calcext:value-type="float">
            <text:p>2.7225583405</text:p>
          </table:table-cell>
          <table:table-cell office:value-type="float" office:value="2.3595505618" calcext:value-type="float">
            <text:p>2.3595505618</text:p>
          </table:table-cell>
          <table:table-cell office:value-type="float" office:value="1.55385036996" calcext:value-type="float">
            <text:p>1.55385037</text:p>
          </table:table-cell>
          <table:table-cell office:value-type="float" office:value="1.29213483146" calcext:value-type="float">
            <text:p>1.2921348315</text:p>
          </table:table-cell>
          <table:table-cell office:value-type="float" office:value="0.651685393258" calcext:value-type="float">
            <text:p>0.6516853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239</text:p>
          </table:table-cell>
          <table:table-cell office:value-type="float" office:value="2.36111111111" calcext:value-type="float">
            <text:p>2.3611111111</text:p>
          </table:table-cell>
          <table:table-cell office:value-type="float" office:value="2.83333333333" calcext:value-type="float">
            <text:p>2.8333333333</text:p>
          </table:table-cell>
          <table:table-cell office:value-type="float" office:value="3.29032258065" calcext:value-type="float">
            <text:p>3.2903225807</text:p>
          </table:table-cell>
          <table:table-cell office:value-type="float" office:value="3.45238095238" calcext:value-type="float">
            <text:p>3.4523809524</text:p>
          </table:table-cell>
          <table:table-cell office:value-type="float" office:value="1.95238095238" calcext:value-type="float">
            <text:p>1.9523809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374</text:p>
          </table:table-cell>
          <table:table-cell office:value-type="float" office:value="2.3607748184" calcext:value-type="float">
            <text:p>2.3607748184</text:p>
          </table:table-cell>
          <table:table-cell office:value-type="float" office:value="2.0030816641" calcext:value-type="float">
            <text:p>2.0030816641</text:p>
          </table:table-cell>
          <table:table-cell office:value-type="float" office:value="2.20338983051" calcext:value-type="float">
            <text:p>2.2033898305</text:p>
          </table:table-cell>
          <table:table-cell office:value-type="float" office:value="1.56779661017" calcext:value-type="float">
            <text:p>1.5677966102</text:p>
          </table:table-cell>
          <table:table-cell office:value-type="float" office:value="0.728813559322" calcext:value-type="float">
            <text:p>0.7288135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T0N8</text:p>
          </table:table-cell>
          <table:table-cell office:value-type="float" office:value="2.275" calcext:value-type="float">
            <text:p>2.275</text:p>
          </table:table-cell>
          <table:table-cell office:value-type="float" office:value="2.52777777778" calcext:value-type="float">
            <text:p>2.5277777778</text:p>
          </table:table-cell>
          <table:table-cell office:value-type="float" office:value="1.32708333333" calcext:value-type="float">
            <text:p>1.3270833333</text:p>
          </table:table-cell>
          <table:table-cell office:value-type="float" office:value="1.26388888889" calcext:value-type="float">
            <text:p>1.2638888889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960</text:p>
          </table:table-cell>
          <table:table-cell office:value-type="float" office:value="2.20528455285" calcext:value-type="float">
            <text:p>2.2052845529</text:p>
          </table:table-cell>
          <table:table-cell office:value-type="float" office:value="1.32719252724" calcext:value-type="float">
            <text:p>1.3271925272</text:p>
          </table:table-cell>
          <table:table-cell office:value-type="float" office:value="1.2653698851" calcext:value-type="float">
            <text:p>1.2653698851</text:p>
          </table:table-cell>
          <table:table-cell office:value-type="float" office:value="0.975609756098" calcext:value-type="float">
            <text:p>0.9756097561</text:p>
          </table:table-cell>
          <table:table-cell office:value-type="float" office:value="0.585365853659" calcext:value-type="float">
            <text:p>0.5853658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2731</text:p>
          </table:table-cell>
          <table:table-cell office:value-type="float" office:value="2.18487394958" calcext:value-type="float">
            <text:p>2.1848739496</text:p>
          </table:table-cell>
          <table:table-cell office:value-type="float" office:value="1.39037433155" calcext:value-type="float">
            <text:p>1.3903743316</text:p>
          </table:table-cell>
          <table:table-cell office:value-type="float" office:value="1.21453287197" calcext:value-type="float">
            <text:p>1.214532872</text:p>
          </table:table-cell>
          <table:table-cell office:value-type="float" office:value="1.11764705882" calcext:value-type="float">
            <text:p>1.1176470588</text:p>
          </table:table-cell>
          <table:table-cell office:value-type="float" office:value="0.882352941176" calcext:value-type="float">
            <text:p>0.8823529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42</text:p>
          </table:table-cell>
          <table:table-cell office:value-type="float" office:value="2.07607607608" calcext:value-type="float">
            <text:p>2.0760760761</text:p>
          </table:table-cell>
          <table:table-cell office:value-type="float" office:value="1.58024691358" calcext:value-type="float">
            <text:p>1.5802469136</text:p>
          </table:table-cell>
          <table:table-cell office:value-type="float" office:value="1.08216619981" calcext:value-type="float">
            <text:p>1.0821661998</text:p>
          </table:table-cell>
          <table:table-cell office:value-type="float" office:value="0.814814814815" calcext:value-type="float">
            <text:p>0.8148148148</text:p>
          </table:table-cell>
          <table:table-cell office:value-type="float" office:value="0.434567901235" calcext:value-type="float">
            <text:p>0.4345679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89</text:p>
          </table:table-cell>
          <table:table-cell office:value-type="float" office:value="2.05761316872" calcext:value-type="float">
            <text:p>2.0576131687</text:p>
          </table:table-cell>
          <table:table-cell office:value-type="float" office:value="1.39917695473" calcext:value-type="float">
            <text:p>1.3991769547</text:p>
          </table:table-cell>
          <table:table-cell office:value-type="float" office:value="1.1396011396" calcext:value-type="float">
            <text:p>1.1396011396</text:p>
          </table:table-cell>
          <table:table-cell office:value-type="float" office:value="1.00823045267" calcext:value-type="float">
            <text:p>1.0082304527</text:p>
          </table:table-cell>
          <table:table-cell office:value-type="float" office:value="0.781893004115" calcext:value-type="float">
            <text:p>0.7818930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6817</text:p>
          </table:table-cell>
          <table:table-cell office:value-type="float" office:value="1.95" calcext:value-type="float">
            <text:p>1.95</text:p>
          </table:table-cell>
          <table:table-cell office:value-type="float" office:value="3.6" calcext:value-type="float">
            <text:p>3.6</text:p>
          </table:table-cell>
          <table:table-cell office:value-type="float" office:value="1.84433497537" calcext:value-type="float">
            <text:p>1.8443349754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34</text:p>
          </table:table-cell>
          <table:table-cell office:value-type="float" office:value="1.70674904943" calcext:value-type="float">
            <text:p>1.7067490494</text:p>
          </table:table-cell>
          <table:table-cell office:value-type="float" office:value="1.32747148289" calcext:value-type="float">
            <text:p>1.3274714829</text:p>
          </table:table-cell>
          <table:table-cell office:value-type="float" office:value="0.906610472307" calcext:value-type="float">
            <text:p>0.9066104723</text:p>
          </table:table-cell>
          <table:table-cell office:value-type="float" office:value="0.722886396415" calcext:value-type="float">
            <text:p>0.7228863964</text:p>
          </table:table-cell>
          <table:table-cell office:value-type="float" office:value="0.334600760456" calcext:value-type="float">
            <text:p>0.3346007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60674</text:p>
          </table:table-cell>
          <table:table-cell office:value-type="float" office:value="1.65254237288" calcext:value-type="float">
            <text:p>1.6525423729</text:p>
          </table:table-cell>
          <table:table-cell office:value-type="float" office:value="4.40677966102" calcext:value-type="float">
            <text:p>4.406779661</text:p>
          </table:table-cell>
          <table:table-cell office:value-type="float" office:value="3.9074893546" calcext:value-type="float">
            <text:p>3.9074893546</text:p>
          </table:table-cell>
          <table:table-cell office:value-type="float" office:value="3.64406779661" calcext:value-type="float">
            <text:p>3.6440677966</text:p>
          </table:table-cell>
          <table:table-cell office:value-type="float" office:value="1.86440677966" calcext:value-type="float">
            <text:p>1.8644067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1955</text:p>
          </table:table-cell>
          <table:table-cell office:value-type="float" office:value="1.52173913043" calcext:value-type="float">
            <text:p>1.5217391304</text:p>
          </table:table-cell>
          <table:table-cell office:value-type="float" office:value="0.869565217391" calcext:value-type="float">
            <text:p>0.8695652174</text:p>
          </table:table-cell>
          <table:table-cell office:value-type="float" office:value="0.99604743083" calcext:value-type="float">
            <text:p>0.9960474308</text:p>
          </table:table-cell>
          <table:table-cell office:value-type="float" office:value="1.01449275362" calcext:value-type="float">
            <text:p>1.0144927536</text:p>
          </table:table-cell>
          <table:table-cell office:value-type="float" office:value="0.550724637681" calcext:value-type="float">
            <text:p>0.5507246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6539</text:p>
          </table:table-cell>
          <table:table-cell office:value-type="float" office:value="1.44489795918" calcext:value-type="float">
            <text:p>1.4448979592</text:p>
          </table:table-cell>
          <table:table-cell office:value-type="float" office:value="1.92857142857" calcext:value-type="float">
            <text:p>1.9285714286</text:p>
          </table:table-cell>
          <table:table-cell office:value-type="float" office:value="1.62158385093" calcext:value-type="float">
            <text:p>1.6215838509</text:p>
          </table:table-cell>
          <table:table-cell office:value-type="float" office:value="1.55357142857" calcext:value-type="float">
            <text:p>1.5535714286</text:p>
          </table:table-cell>
          <table:table-cell office:value-type="float" office:value="0.814285714286" calcext:value-type="float">
            <text:p>0.8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60</text:p>
          </table:table-cell>
          <table:table-cell office:value-type="float" office:value="1.25173501577" calcext:value-type="float">
            <text:p>1.2517350158</text:p>
          </table:table-cell>
          <table:table-cell office:value-type="float" office:value="1.50208201893" calcext:value-type="float">
            <text:p>1.5020820189</text:p>
          </table:table-cell>
          <table:table-cell office:value-type="float" office:value="1.16440466584" calcext:value-type="float">
            <text:p>1.1644046658</text:p>
          </table:table-cell>
          <table:table-cell office:value-type="float" office:value="0.885065162668" calcext:value-type="float">
            <text:p>0.8850651627</text:p>
          </table:table-cell>
          <table:table-cell office:value-type="float" office:value="0.391167192429" calcext:value-type="float">
            <text:p>0.3911671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15530_allosteric</text:p>
          </table:table-cell>
          <table:table-cell office:value-type="float" office:value="0" calcext:value-type="float">
            <text:p>0</text:p>
          </table:table-cell>
          <table:table-cell office:value-type="float" office:value="20.2222222222" calcext:value-type="float">
            <text:p>20.2222222222</text:p>
          </table:table-cell>
          <table:table-cell office:value-type="float" office:value="7.58333333333" calcext:value-type="float">
            <text:p>7.5833333333</text:p>
          </table:table-cell>
          <table:table-cell office:value-type="float" office:value="5.05555555556" calcext:value-type="float">
            <text:p>5.055555555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AD64</text:p>
          </table:table-cell>
          <table:table-cell office:value-type="float" office:value="0" calcext:value-type="float">
            <text:p>0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7.85714285714" calcext:value-type="float">
            <text:p>7.85714285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9JQL9</text:p>
          </table:table-cell>
          <table:table-cell office:value-type="float" office:value="0" calcext:value-type="float">
            <text:p>0</text:p>
          </table:table-cell>
          <table:table-cell office:value-type="float" office:value="9.54545454545" calcext:value-type="float">
            <text:p>9.5454545455</text:p>
          </table:table-cell>
          <table:table-cell office:value-type="float" office:value="3.88888888889" calcext:value-type="float">
            <text:p>3.888888888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7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.1" calcext:value-type="float">
            <text:p>5.1</text:p>
          </table:table-cell>
          <table:table-cell office:value-type="float" office:value="3.34426229508" calcext:value-type="float">
            <text:p>3.3442622951</text:p>
          </table:table-cell>
          <table:table-cell office:value-type="float" office:value="1.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838</text:p>
          </table:table-cell>
          <table:table-cell office:value-type="float" office:value="0" calcext:value-type="float">
            <text:p>0</text:p>
          </table:table-cell>
          <table:table-cell office:value-type="float" office:value="6.21710526316" calcext:value-type="float">
            <text:p>6.2171052632</text:p>
          </table:table-cell>
          <table:table-cell office:value-type="float" office:value="3.375" calcext:value-type="float">
            <text:p>3.375</text:p>
          </table:table-cell>
          <table:table-cell office:value-type="float" office:value="3.12913907285" calcext:value-type="float">
            <text:p>3.1291390729</text:p>
          </table:table-cell>
          <table:table-cell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4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33333333333" calcext:value-type="float">
            <text:p>5.3333333333</text:p>
          </table:table-cell>
          <table:table-cell office:value-type="float" office:value="3.42857142857" calcext:value-type="float">
            <text:p>3.428571428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9071</text:p>
          </table:table-cell>
          <table:table-cell office:value-type="float" office:value="0" calcext:value-type="float">
            <text:p>0</text:p>
          </table:table-cell>
          <table:table-cell office:value-type="float" office:value="4.94680851064" calcext:value-type="float">
            <text:p>4.9468085106</text:p>
          </table:table-cell>
          <table:table-cell office:value-type="float" office:value="1.92148760331" calcext:value-type="float">
            <text:p>1.9214876033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509</text:p>
          </table:table-cell>
          <table:table-cell office:value-type="float" office:value="0" calcext:value-type="float">
            <text:p>0</text:p>
          </table:table-cell>
          <table:table-cell office:value-type="float" office:value="4.77272727273" calcext:value-type="float">
            <text:p>4.7727272727</text:p>
          </table:table-cell>
          <table:table-cell office:value-type="float" office:value="2.91666666667" calcext:value-type="float">
            <text:p>2.916666666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5779</text:p>
          </table:table-cell>
          <table:table-cell office:value-type="float" office:value="0" calcext:value-type="float">
            <text:p>0</text:p>
          </table:table-cell>
          <table:table-cell office:value-type="float" office:value="4.54545454545" calcext:value-type="float">
            <text:p>4.5454545455</text:p>
          </table:table-cell>
          <table:table-cell office:value-type="float" office:value="2.35294117647" calcext:value-type="float">
            <text:p>2.3529411765</text:p>
          </table:table-cell>
          <table:table-cell office:value-type="float" office:value="2.30769230769" calcext:value-type="float">
            <text:p>2.3076923077</text:p>
          </table:table-cell>
          <table:table-cell office:value-type="float" office:value="1.38461538462" calcext:value-type="float">
            <text:p>1.3846153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873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12" calcext:value-type="float">
            <text:p>3.12</text:p>
          </table:table-cell>
          <table:table-cell office:value-type="float" office:value="2.01290322581" calcext:value-type="float">
            <text:p>2.012903225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9QYJ6</text:p>
          </table:table-cell>
          <table:table-cell office:value-type="float" office:value="0" calcext:value-type="float">
            <text:p>0</text:p>
          </table:table-cell>
          <table:table-cell office:value-type="float" office:value="2.81111111111" calcext:value-type="float">
            <text:p>2.8111111111</text:p>
          </table:table-cell>
          <table:table-cell office:value-type="float" office:value="1.91666666667" calcext:value-type="float">
            <text:p>1.9166666667</text:p>
          </table:table-cell>
          <table:table-cell office:value-type="float" office:value="1.80913091309" calcext:value-type="float">
            <text:p>1.8091309131</text:p>
          </table:table-cell>
          <table:table-cell office:value-type="float" office:value="0.888888888889" calcext:value-type="float">
            <text:p>0.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730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.8125" calcext:value-type="float">
            <text:p>2.8125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61823</text:p>
          </table:table-cell>
          <table:table-cell office:value-type="float" office:value="0" calcext:value-type="float">
            <text:p>0</text:p>
          </table:table-cell>
          <table:table-cell office:value-type="float" office:value="2.2027972028" calcext:value-type="float">
            <text:p>2.2027972028</text:p>
          </table:table-cell>
          <table:table-cell office:value-type="float" office:value="1.79487179487" calcext:value-type="float">
            <text:p>1.7948717949</text:p>
          </table:table-cell>
          <table:table-cell office:value-type="float" office:value="1.53846153846" calcext:value-type="float">
            <text:p>1.5384615385</text:p>
          </table:table-cell>
          <table:table-cell office:value-type="float" office:value="0.846153846154" calcext:value-type="float">
            <text:p>0.8461538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04771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" calcext:value-type="float">
            <text:p>2.1176470588</text:p>
          </table:table-cell>
          <table:table-cell office:value-type="float" office:value="4.09090909091" calcext:value-type="float">
            <text:p>4.0909090909</text:p>
          </table:table-cell>
          <table:table-cell office:value-type="float" office:value="2.64705882353" calcext:value-type="float">
            <text:p>2.6470588235</text:p>
          </table:table-cell>
          <table:table-cell office:value-type="float" office:value="1.36842105263" calcext:value-type="float">
            <text:p>1.3684210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2.01290322581" calcext:value-type="float">
            <text:p>2.0129032258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08499</text:p>
          </table:table-cell>
          <table:table-cell office:value-type="float" office:value="0" calcext:value-type="float">
            <text:p>0</text:p>
          </table:table-cell>
          <table:table-cell office:value-type="float" office:value="0.898081023454" calcext:value-type="float">
            <text:p>0.8980810235</text:p>
          </table:table-cell>
          <table:table-cell office:value-type="float" office:value="0.575692963753" calcext:value-type="float">
            <text:p>0.5756929638</text:p>
          </table:table-cell>
          <table:table-cell office:value-type="float" office:value="0.636140724947" calcext:value-type="float">
            <text:p>0.6361407249</text:p>
          </table:table-cell>
          <table:table-cell office:value-type="float" office:value="0.477611940299" calcext:value-type="float">
            <text:p>0.4776119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3JRA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05555555556" calcext:value-type="float">
            <text:p>5.055555555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0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636363636" calcext:value-type="float">
            <text:p>3.8863636364</text:p>
          </table:table-cell>
          <table:table-cell office:value-type="float" office:value="2.51470588235" calcext:value-type="float">
            <text:p>2.5147058824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96969697" calcext:value-type="float">
            <text:p>0.696969697</text:p>
          </table:table-cell>
          <table:table-cell office:value-type="float" office:value="0.912396694215" calcext:value-type="float">
            <text:p>0.9123966942</text:p>
          </table:table-cell>
          <table:table-cell office:value-type="float" office:value="1.45454545455" calcext:value-type="float">
            <text:p>1.4545454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4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503649635" calcext:value-type="float">
            <text:p>0.9635036496</text:p>
          </table:table-cell>
          <table:table-cell office:value-type="float" office:value="1.25118483412" calcext:value-type="float">
            <text:p>1.25118483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818181818" calcext:value-type="float">
            <text:p>3.81818181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F1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3:03:52.184346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14:50:56.654034233</dc:date>
    <dc:creator>matts </dc:creator>
    <meta:generator>LibreOffice/4.2.5.2$Linux_X86_64 LibreOffice_project/420$Build-2</meta:generator>
    <meta:printed-by>matts </meta:printed-by>
    <meta:print-date>2014-07-08T13:12:50.347264850</meta:print-date>
    <meta:editing-duration>P0D</meta:editing-duration>
    <meta:editing-cycles>1</meta:editing-cycles>
    <meta:document-statistic meta:table-count="1" meta:cell-count="757" meta:object-count="0"/>
  </office:meta>
</office:document-meta>
</file>